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3431" officeooo:paragraph-rsid="000b3431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3431" officeooo:paragraph-rsid="000b34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b3431" officeooo:paragraph-rsid="000b343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d59e5" officeooo:paragraph-rsid="000d59e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ee6d9" officeooo:paragraph-rsid="000ee6d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114a3" officeooo:paragraph-rsid="001114a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114a3" officeooo:paragraph-rsid="00114bc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14bcd" officeooo:paragraph-rsid="00114bc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bold" officeooo:rsid="000b833e" officeooo:paragraph-rsid="000b343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3431" officeooo:paragraph-rsid="000b343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bold" officeooo:rsid="000b3431" officeooo:paragraph-rsid="000b833e" style:font-weight-asian="bold" style:font-weight-complex="bold"/>
    </style:style>
    <style:style style:name="P12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bold" officeooo:rsid="000d59e5" officeooo:paragraph-rsid="000d59e5" style:font-weight-asian="bold" style:font-weight-complex="bold"/>
    </style:style>
    <style:style style:name="P13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bold" officeooo:rsid="000ee6d9" officeooo:paragraph-rsid="000d59e5" style:font-weight-asian="bold" style:font-weight-complex="bold"/>
    </style:style>
    <style:style style:name="P14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bold" officeooo:rsid="001114a3" officeooo:paragraph-rsid="001114a3" style:font-weight-asian="bold" style:font-weight-complex="bold"/>
    </style:style>
    <style:style style:name="P15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bold" officeooo:rsid="00114bcd" officeooo:paragraph-rsid="00114bcd" style:font-weight-asian="bold" style:font-weight-complex="bold"/>
    </style:style>
    <style:style style:name="P1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bold" officeooo:rsid="000b3431" officeooo:paragraph-rsid="000b3431" style:font-weight-asian="bold" style:font-weight-complex="bold"/>
    </style:style>
    <style:style style:name="P1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bold" officeooo:rsid="001114a3" officeooo:paragraph-rsid="001114a3" style:font-weight-asian="bold" style:font-weight-complex="bold"/>
    </style:style>
    <style:style style:name="P18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bold" officeooo:rsid="00114bcd" officeooo:paragraph-rsid="00114bc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4258d" officeooo:paragraph-rsid="0014258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af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pan text:style-name="T2">Day-1 (Workshop MYTH-2025): RIS-V ISA Architecture (</text:span>C-Program <text:span text:style-name="T2">)</text:span></text:p>
      <text:p text:style-name="P10"/>
      <text:p text:style-name="P9"/>
      <text:p text:style-name="P11">File Name: sum1ton.c</text:p>
      <text:p text:style-name="P3"/>
      <text:p text:style-name="P3"/>
      <text:p text:style-name="P3">#include &lt;stdio.h&gt;</text:p>
      <text:p text:style-name="P3"/>
      <text:p text:style-name="P3">int main() {</text:p>
      <text:p text:style-name="P3">int i, sum = 0, n = 100;</text:p>
      <text:p text:style-name="P3">for (i=1; i&lt;=n; i++) {</text:p>
      <text:p text:style-name="P3"><text:tab/>sum += i;</text:p>
      <text:p text:style-name="P3"><text:tab/><text:tab/>}</text:p>
      <text:p text:style-name="P3">printf("sum of numbers from 1 to %d is %d\n", n, sum);</text:p>
      <text:p text:style-name="P3">return 0;</text:p>
      <text:p text:style-name="P3">}</text:p>
      <text:p text:style-name="P3"/>
      <text:p text:style-name="P3"/>
      <text:p text:style-name="P3"/>
      <text:p text:style-name="P2">Command Window Task &amp; Execution Status (Terminal-1):</text:p>
      <text:p text:style-name="P3"/>
      <text:p text:style-name="P3">vsduser@vsduser-VirtualBox:~/Desktop/RAJAMOHAN_RISCV-MYTH_Workshop/Day1_2$ gcc sum1ton.c</text:p>
      <text:p text:style-name="P3">sum1ton.c:1:10: fatal error: stdio.com: No such file or directory</text:p>
      <text:p text:style-name="P3"><text:s/>#include &lt;stdio.com&gt;</text:p>
      <text:p text:style-name="P3"><text:s text:c="10"/>^~~~~~~~~~~</text:p>
      <text:p text:style-name="P3">compilation terminated.</text:p>
      <text:p text:style-name="P3">vsduser@vsduser-VirtualBox:~/Desktop/RAJAMOHAN_RISCV-MYTH_Workshop/Day1_2$ gcc sum1ton.c</text:p>
      <text:p text:style-name="P3">vsduser@vsduser-VirtualBox:~/Desktop/RAJAMOHAN_RISCV-MYTH_Workshop/Day1_2$ ls</text:p>
      <text:p text:style-name="P3">a.out <text:s/>sum1ton.c</text:p>
      <text:p text:style-name="P3">vsduser@vsduser-VirtualBox:~/Desktop/RAJAMOHAN_RISCV-MYTH_Workshop/Day1_2$ .ls</text:p>
      <text:p text:style-name="P3"/>
      <text:p text:style-name="P3">Command '.ls' not found, did you mean:</text:p>
      <text:p text:style-name="P3"/>
      <text:p text:style-name="P3"><text:s text:c="2"/>command 'rls' from snap rustup (1.27.1)</text:p>
      <text:p text:style-name="P3"><text:s text:c="2"/>command 'als' from deb atool</text:p>
      <text:p text:style-name="P3"><text:s text:c="2"/>command 'ls' from deb coreutils</text:p>
      <text:p text:style-name="P3"><text:s text:c="2"/>command 'ols' from deb speech-tools</text:p>
      <text:p text:style-name="P3"><text:s text:c="2"/>command 'jls' from deb sleuthkit</text:p>
      <text:p text:style-name="P3"><text:s text:c="2"/>command 'bls' from deb bacula-sd</text:p>
      <text:p text:style-name="P3"><text:s text:c="2"/>command 'ils' from deb sleuthkit</text:p>
      <text:p text:style-name="P3"><text:s text:c="2"/>command 'hls' from deb hfsutils</text:p>
      <text:p text:style-name="P3"><text:s text:c="2"/>command 'fls' from deb sleuthkit</text:p>
      <text:p text:style-name="P3"/>
      <text:p text:style-name="P3">See 'snap info &lt;snapname&gt;' for additional versions.</text:p>
      <text:p text:style-name="P3"/>
      <text:p text:style-name="P3">vsduser@vsduser-VirtualBox:~/Desktop/RAJAMOHAN_RISCV-MYTH_Workshop/Day1_2$ ls .ltr</text:p>
      <text:p text:style-name="P3"><text:soft-page-break/>ls: cannot access '.ltr': No such file or directory</text:p>
      <text:p text:style-name="P3">vsduser@vsduser-VirtualBox:~/Desktop/RAJAMOHAN_RISCV-MYTH_Workshop/Day1_2$ ./ls</text:p>
      <text:p text:style-name="P3">bash: ./ls: No such file or directory</text:p>
      <text:p text:style-name="P3">vsduser@vsduser-VirtualBox:~/Desktop/RAJAMOHAN_RISCV-MYTH_Workshop/Day1_2$ ls .lts</text:p>
      <text:p text:style-name="P3">ls: cannot access '.lts': No such file or directory</text:p>
      <text:p text:style-name="P3">vsduser@vsduser-VirtualBox:~/Desktop/RAJAMOHAN_RISCV-MYTH_Workshop/Day1_2$ ls -ltr</text:p>
      <text:p text:style-name="P3">total 16</text:p>
      <text:p text:style-name="P3">-rw-rw-r-- 1 vsduser vsduser <text:s/>160 Apr 24 13:33 sum1ton.c</text:p>
      <text:p text:style-name="P3">-rwxrwxr-x 1 vsduser vsduser 8304 Apr 24 13:33 a.out</text:p>
      <text:p text:style-name="P3">vsduser@vsduser-VirtualBox:~/Desktop/RAJAMOHAN_RISCV-MYTH_Workshop/Day1_2$ ./a.out</text:p>
      <text:p text:style-name="P3">vsduser@vsduser-VirtualBox:~/Desktop/RAJAMOHAN_RISCV-MYTH_Workshop/Day1_2$ ./a.outCV-MYTH_Workshop/Day1_2$ ./a.o </text:p>
      <text:p text:style-name="P3">bash: ./a.o: No such file or directory</text:p>
      <text:p text:style-name="P3">vsduser@vsduser-VirtualBox:~/Desktop/RAJAMOHAN_RISCV-MYTH_Workshop/Day1_2$ ./a.out</text:p>
      <text:p text:style-name="P3">sum of numbers from 1 to 5 is 15vsduser@vsduser-VirtualBox:~/Desktop/RAJAMOHAN_RISCV-MYTH_Workshop/Day1_2$ </text:p>
      <text:p text:style-name="P3">vsduser@vsduser-VirtualBox:~/Desktop/RAJAMOHAN_RISCV-MYTH_Workshop/Day1_2$ gcc sum1ton.c</text:p>
      <text:p text:style-name="P3">vsduser@vsduser-VirtualBox:~/Desktop/RAJAMOHAN_RISCV-MYTH_Workshop/Day1_2$ ./a.out</text:p>
      <text:p text:style-name="P3">sum of numbers from 1 to 5 is 15</text:p>
      <text:p text:style-name="P3">vsduser@vsduser-VirtualBox:~/Desktop/RAJAMOHAN_RISCV-MYTH_Workshop/Day1_2$ gcc sum1ton.c</text:p>
      <text:p text:style-name="P3">vsduser@vsduser-VirtualBox:~/Desktop/RAJAMOHAN_RISCV-MYTH_Workshop/Day1_2$ ./a.out</text:p>
      <text:p text:style-name="P3">sum of numbers from 1 to 100 is 5050</text:p>
      <text:p text:style-name="P3">vsduser@vsduser-VirtualBox:~/Desktop/RAJAMOHAN_RISCV-MYTH_Workshop/Day1_2$ cat sum1ton.c</text:p>
      <text:p text:style-name="P3">#include &lt;stdio.h&gt;</text:p>
      <text:p text:style-name="P3"/>
      <text:p text:style-name="P3">int main() {</text:p>
      <text:p text:style-name="P3">int i, sum = 0, n = 100;</text:p>
      <text:p text:style-name="P3">for (i=1; i&lt;=n; i++) {</text:p>
      <text:p text:style-name="P3"><text:tab/>sum += i;</text:p>
      <text:p text:style-name="P3"><text:tab/><text:tab/>}</text:p>
      <text:p text:style-name="P3">printf("sum of numbers from 1 to %d is %d\n", n, sum);</text:p>
      <text:p text:style-name="P3">return 0;</text:p>
      <text:p text:style-name="P3">}</text:p>
      <text:p text:style-name="P3"/>
      <text:p text:style-name="P3">vsduser@vsduser-VirtualBox:~/Desktop/RAJAMOHAN_RISCV-MYTH_Workshop/Day1_2$ riscv64-unknown-elf -O1 -mabi=lp64 march=rv64i sum1ton.c</text:p>
      <text:p text:style-name="P3">riscv64-unknown-elf: command not found</text:p>
      <text:p text:style-name="P3">vsduser@vsduser-VirtualBox:~/Desktop/RAJAMOHAN_RISCV-MYTH_Workshop/Day1_2$ riscv64-unknown-elf-gcc -O1 -mabi=lp64 march=rv64i sum1ton.c</text:p>
      <text:p text:style-name="P3">riscv64-unknown-elf-gcc: error: march=rv64i: No such file or directory</text:p>
      <text:p text:style-name="P3"><text:soft-page-break/>vsduser@vsduser-VirtualBox:~/Desktop/RAJAMOHAN_RISCV-MYTH_Workshop/Day1_2$ riscv64-unknown-elf-gcc -O1 -mabi=lp64 -march=rv64i sum1ton.c</text:p>
      <text:p text:style-name="P3">vsduser@vsduser-VirtualBox:~/Desktop/RAJAMOHAN_RISCV-MYTH_Workshop/Day1_2$ riscv64-unknown-elf-gcc -O1 -mabi=lp64 -march=rv64i -o sum1ton.o sum1ton.c</text:p>
      <text:p text:style-name="P3">vsduser@vsduser-VirtualBox:~/Desktop/RAJAMOHAN_RISCV-MYTH_Workshop/Day1_2$ ls .ltr sum1ton.o</text:p>
      <text:p text:style-name="P3">ls: cannot access '.ltr': No such file or directory</text:p>
      <text:p text:style-name="P3">sum1ton.o</text:p>
      <text:p text:style-name="P3">vsduser@vsduser-VirtualBox:~/Desktop/RAJAMOHAN_RISCV-MYTH_Workshop/Day1_2$ ls -ltr sum1ton.o</text:p>
      <text:p text:style-name="P3">-rwxrwxr-x 1 vsduser vsduser 167512 Apr 24 13:55 sum1ton.o</text:p>
      <text:p text:style-name="P3">vsduser@vsduser-VirtualBox:~/Desktop/RAJAMOHAN_RISCV-MYTH_Workshop/Day1_2$ riscv64-unknown-elf-gcc -Ofast -mabi=lp64 -march=rv64i -o sum1ton.o sum1ton.c</text:p>
      <text:p text:style-name="P3">vsduser@vsduser-VirtualBox:~/Desktop/RAJAMOHAN_RISCV-MYTH_Workshop/Day1_2$ ls -ltr sum1ton.o</text:p>
      <text:p text:style-name="P3">-rwxrwxr-x 1 vsduser vsduser 167512 Apr 24 14:06 sum1ton.o</text:p>
      <text:p text:style-name="P3">vsduser@vsduser-VirtualBox:~/Desktop/RAJAMOHAN_RISCV-MYTH_Workshop/Day1_2$ riscv64-unknown-elf-gcc -Ofast -mabi=lp64 -march=rv64i -o sum1ton.o sum1ton.c</text:p>
      <text:p text:style-name="P3">vsduser@vsduser-VirtualBox:~/Desktop/RAJAMOHAN_RISCV-MYTH_Workshop/Day1_2$ gcc sum1ton.c</text:p>
      <text:p text:style-name="P3">vsduser@vsduser-VirtualBox:~/Desktop/RAJAMOHAN_RISCV-MYTH_Workshop/Day1_2$ ./a.out</text:p>
      <text:p text:style-name="P3">sum of numbers from 1 to 100 is 5050</text:p>
      <text:p text:style-name="P3">vsduser@vsduser-VirtualBox:~/Desktop/RAJAMOHAN_RISCV-MYTH_Workshop/Day1_2$ riscv64-unknown-elf-gcc -Ofast -mabi=lp64 -march=rv64i -o sum1ton.o sum1ton.c</text:p>
      <text:p text:style-name="P3">vsduser@vsduser-VirtualBox:~/Desktop/RAJAMOHAN_RISCV-MYTH_Workshop/Day1_2$ spike pk sum1ton.o</text:p>
      <text:p text:style-name="P3">bbl loader</text:p>
      <text:p text:style-name="P3">sum of numbers from 1 to 100 is 5050</text:p>
      <text:p text:style-name="P3">vsduser@vsduser-VirtualBox:~/Desktop/RAJAMOHAN_RISCV-MYTH_Workshop/Day1_2$ spike -d pk sum1ton.o</text:p>
      <text:p text:style-name="P3">(spike) </text:p>
      <text:p text:style-name="P3">core <text:s text:c="2"/>0: 0x0000000000001000 (0x00000297) auipc <text:s text:c="2"/>t0, 0x0</text:p>
      <text:p text:style-name="P3">(spike) </text:p>
      <text:p text:style-name="P3">core <text:s text:c="2"/>0: 0x0000000000001004 (0x02028593) addi <text:s text:c="3"/>a1, t0, 32</text:p>
      <text:p text:style-name="P3">(spike) </text:p>
      <text:p text:style-name="P3">core <text:s text:c="2"/>0: 0x0000000000001008 (0xf1402573) csrr <text:s text:c="3"/>a0, mhartid</text:p>
      <text:p text:style-name="P3">(spike) exit</text:p>
      <text:p text:style-name="P3">Unknown command exit</text:p>
      <text:p text:style-name="P3">(spike) until pc 0 100b0</text:p>
      <text:p text:style-name="P3">bbl loader</text:p>
      <text:p text:style-name="P3">(spike) reg 0 a2</text:p>
      <text:p text:style-name="P3">0x0000000000000000</text:p>
      <text:p text:style-name="P3">(spike) </text:p>
      <text:p text:style-name="P3">core <text:s text:c="2"/>0: 0x00000000000100b0 (0x00001637) lui <text:s text:c="4"/>a2, 0x1</text:p>
      <text:p text:style-name="P3">(spike) </text:p>
      <text:p text:style-name="P3">core <text:s text:c="2"/>0: 0x00000000000100b4 (0x00021537) lui <text:s text:c="4"/>a0, 0x21</text:p>
      <text:p text:style-name="P3">(spike) </text:p>
      <text:p text:style-name="P3">core <text:s text:c="2"/>0: 0x00000000000100b8 (0xff010113) addi <text:s text:c="3"/>sp, sp, -16</text:p>
      <text:p text:style-name="P3">(spike) </text:p>
      <text:p text:style-name="P3">core <text:s text:c="2"/>0: 0x00000000000100bc (0x3ba60613) addi <text:s text:c="3"/>a2, a2, 954</text:p>
      <text:p text:style-name="P3">(spike) </text:p>
      <text:p text:style-name="P3"><text:soft-page-break/>core <text:s text:c="2"/>0: 0x00000000000100c0 (0x06400593) li <text:s text:c="5"/>a1, 100</text:p>
      <text:p text:style-name="P3">(spike) </text:p>
      <text:p text:style-name="P3">core <text:s text:c="2"/>0: 0x00000000000100c4 (0x18050513) addi <text:s text:c="3"/>a0, a0, 384</text:p>
      <text:p text:style-name="P3">(spike) </text:p>
      <text:p text:style-name="P3">core <text:s text:c="2"/>0: 0x00000000000100c8 (0x00113423) sd <text:s text:c="5"/>ra, 8(sp)</text:p>
      <text:p text:style-name="P3">(spike) </text:p>
      <text:p text:style-name="P3">core <text:s text:c="2"/>0: 0x00000000000100cc (0x340000ef) jal <text:s text:c="4"/>pc + 0x340</text:p>
      <text:p text:style-name="P3">(spike) </text:p>
      <text:p text:style-name="P3">core <text:s text:c="2"/>0: 0x000000000001040c (0x75818313) addi <text:s text:c="3"/>t1, gp, 1880</text:p>
      <text:p text:style-name="P3">(spike) </text:p>
      <text:p text:style-name="P3">core <text:s text:c="2"/>0: 0x0000000000010410 (0x00033303) ld <text:s text:c="5"/>t1, 0(t1)</text:p>
      <text:p text:style-name="P3">(spike) </text:p>
      <text:p text:style-name="P3">core <text:s text:c="2"/>0: 0x0000000000010414 (0xfa010113) addi <text:s text:c="3"/>sp, sp, -96</text:p>
      <text:p text:style-name="P3">(spike) </text:p>
      <text:p text:style-name="P3">core <text:s text:c="2"/>0: 0x0000000000010418 (0x02c13823) sd <text:s text:c="5"/>a2, 48(sp)</text:p>
      <text:p text:style-name="P3">(spike) </text:p>
      <text:p text:style-name="P3">core <text:s text:c="2"/>0: 0x000000000001041c (0x02d13c23) sd <text:s text:c="5"/>a3, 56(sp)</text:p>
      <text:p text:style-name="P3">(spike) </text:p>
      <text:p text:style-name="P3">core <text:s text:c="2"/>0: 0x0000000000010420 (0x04f13423) sd <text:s text:c="5"/>a5, 72(sp)</text:p>
      <text:p text:style-name="P3">(spike) </text:p>
      <text:p text:style-name="P3">core <text:s text:c="2"/>0: 0x0000000000010424 (0x02b13423) sd <text:s text:c="5"/>a1, 40(sp)</text:p>
      <text:p text:style-name="P3">(spike) </text:p>
      <text:p text:style-name="P3">core <text:s text:c="2"/>0: 0x0000000000010428 (0x04e13023) sd <text:s text:c="5"/>a4, 64(sp)</text:p>
      <text:p text:style-name="P3">(spike) </text:p>
      <text:p text:style-name="P3">core <text:s text:c="2"/>0: 0x000000000001042c (0x05013823) sd <text:s text:c="5"/>a6, 80(sp)</text:p>
      <text:p text:style-name="P3">(spike) </text:p>
      <text:p text:style-name="P3">core <text:s text:c="2"/>0: 0x0000000000010430 (0x05113c23) sd <text:s text:c="5"/>a7, 88(sp)</text:p>
      <text:p text:style-name="P3">(spike) </text:p>
      <text:p text:style-name="P3">core <text:s text:c="2"/>0: 0x0000000000010434 (0x01033583) ld <text:s text:c="5"/>a1, 16(t1)</text:p>
      <text:p text:style-name="P16">(spike) <text:s text:c="2"/></text:p>
      <text:p text:style-name="P16"/>
      <text:p text:style-name="P3"/>
      <text:p text:style-name="P12">Terminal-2: </text:p>
      <text:p text:style-name="P4"/>
      <text:p text:style-name="P4">sum1ton.o: <text:s/>file format elf64-littleriscv</text:p>
      <text:p text:style-name="P4">.........</text:p>
      <text:p text:style-name="P4"/>
      <text:p text:style-name="P4"><text:s text:c="3"/>11ee0: <text:s text:c="6"/>36078a63 <text:s text:c="15"/>beqz <text:s text:c="3"/>a5,12254 &lt;_vfprintf_r+0x1de8&gt;</text:p>
      <text:p text:style-name="P4"><text:s text:c="3"/>11ee4: <text:s text:c="6"/>0ffb7b13 <text:s text:c="15"/>andi <text:s text:c="3"/>s6,s6,255</text:p>
      <text:p text:style-name="P4"><text:s text:c="3"/>11ee8: <text:s text:c="6"/>00e13823 <text:s text:c="15"/>sd <text:s text:c="5"/>a4,16(sp)</text:p>
      <text:p text:style-name="P4"><text:s text:c="3"/>11eec: <text:s text:c="6"/>00048a13 <text:s text:c="15"/>mv <text:s text:c="5"/>s4,s1</text:p>
      <text:p text:style-name="P4"><text:s text:c="3"/>11ef0: <text:s text:c="6"/>00100793 <text:s text:c="15"/>li <text:s text:c="5"/>a5,1</text:p>
      <text:p text:style-name="P4"><text:s text:c="3"/>11ef4: <text:s text:c="6"/>8c5fe06f <text:s text:c="15"/>j <text:s text:c="6"/>107b8 &lt;_vfprintf_r+0x34c&gt;</text:p>
      <text:p text:style-name="P4"><text:s text:c="3"/>11ef8: <text:s text:c="6"/>2004f793 <text:s text:c="15"/>andi <text:s text:c="3"/>a5,s1,512</text:p>
      <text:p text:style-name="P4"><text:s text:c="3"/>11efc: <text:s text:c="6"/>34078063 <text:s text:c="15"/>beqz <text:s text:c="3"/>a5,1223c &lt;_vfprintf_r+0x1dd0&gt;</text:p>
      <text:p text:style-name="P4"><text:s text:c="3"/>11f00: <text:s text:c="6"/>01013783 <text:s text:c="15"/>ld <text:s text:c="5"/>a5,16(sp)</text:p>
      <text:p text:style-name="P4"><text:s text:c="3"/>11f04: <text:s text:c="6"/>00048a13 <text:s text:c="15"/>mv <text:s text:c="5"/>s4,s1</text:p>
      <text:p text:style-name="P4"><text:s text:c="3"/>11f08: <text:s text:c="6"/>00e13823 <text:s text:c="15"/>sd <text:s text:c="5"/>a4,16(sp)</text:p>
      <text:p text:style-name="P4"><text:s text:c="3"/>11f0c: <text:s text:c="6"/>00078b03 <text:s text:c="15"/>lb <text:s text:c="5"/>s6,0(a5)</text:p>
      <text:p text:style-name="P4"><text:s text:c="3"/>11f10: <text:s text:c="6"/>000b0793 <text:s text:c="15"/>mv <text:s text:c="5"/>a5,s6</text:p>
      <text:p text:style-name="P4"><text:s text:c="3"/>11f14: <text:s text:c="6"/>dd1fe06f <text:s text:c="15"/>j <text:s text:c="6"/>10ce4 &lt;_vfprintf_r+0x878&gt;</text:p>
      <text:p text:style-name="P4"><text:s text:c="3"/>11f18: <text:s text:c="6"/>2004f793 <text:s text:c="15"/>andi <text:s text:c="3"/>a5,s1,512</text:p>
      <text:p text:style-name="P4"><text:soft-page-break/><text:s text:c="3"/>11f1c: <text:s text:c="6"/>30078a63 <text:s text:c="15"/>beqz <text:s text:c="3"/>a5,12230 &lt;_vfprintf_r+0x1dc4&gt;</text:p>
      <text:p text:style-name="P4"><text:s text:c="3"/>11f20: <text:s text:c="6"/>0ffb7b13 <text:s text:c="15"/>andi <text:s text:c="3"/>s6,s6,255</text:p>
      <text:p text:style-name="P4"><text:s text:c="3"/>11f24: <text:s text:c="6"/>865fe06f <text:s text:c="15"/>j <text:s text:c="6"/>10788 &lt;_vfprintf_r+0x31c&gt;</text:p>
      <text:p text:style-name="P4"><text:s text:c="3"/>11f28: <text:s text:c="6"/>10813783 <text:s text:c="15"/>ld <text:s text:c="5"/>a5,264(sp)</text:p>
      <text:p text:style-name="P4"><text:s text:c="3"/>11f2c: <text:s text:c="6"/>3407c863 <text:s text:c="15"/>bltz <text:s text:c="3"/>a5,1227c &lt;_vfprintf_r+0x1e10&gt;</text:p>
      <text:p text:style-name="P4"><text:s text:c="3"/>11f30: <text:s text:c="6"/>0df14783 <text:s text:c="15"/>lbu <text:s text:c="4"/>a5,223(sp)</text:p>
      <text:p text:style-name="P4"><text:s text:c="3"/>11f34: <text:s text:c="6"/>04700693 <text:s text:c="15"/>li <text:s text:c="5"/>a3,71</text:p>
      <text:p text:style-name="P4"><text:s text:c="3"/>11f38: <text:s text:c="6"/>0000fd97 <text:s text:c="15"/>auipc <text:s text:c="2"/>s11,0xf</text:p>
      <text:p text:style-name="P4"><text:s text:c="3"/>11f3c: <text:s text:c="6"/>458d8d93 <text:s text:c="15"/>addi <text:s text:c="3"/>s11,s11,1112 # 21390 &lt;zeroes.4539+0x58&gt;</text:p>
      <text:p text:style-name="P4"><text:s text:c="3"/>11f40: <text:s text:c="6"/>f086d6e3 <text:s text:c="15"/>bge <text:s text:c="4"/>a3,s0,11e4c &lt;_vfprintf_r+0x19e0&gt;</text:p>
      <text:p text:style-name="P4"><text:s text:c="3"/>11f44: <text:s text:c="6"/>0000fd97 <text:s text:c="15"/>auipc <text:s text:c="2"/>s11,0xf</text:p>
      <text:p text:style-name="P4"><text:s text:c="3"/>11f48: <text:s text:c="6"/>454d8d93 <text:s text:c="15"/>addi <text:s text:c="3"/>s11,s11,1108 # 21398 &lt;zeroes.4539+0x60&gt;</text:p>
      <text:p text:style-name="P4"><text:s text:c="3"/>11f4c: <text:s text:c="6"/>f01ff06f <text:s text:c="15"/>j <text:s text:c="6"/>11e4c &lt;_vfprintf_r+0x19e0&gt;</text:p>
      <text:p text:style-name="P4"><text:s text:c="3"/>11f50: <text:s text:c="6"/>0016861b <text:s text:c="15"/>addiw <text:s text:c="2"/>a2,a3,1</text:p>
      <text:p text:style-name="P4"><text:s text:c="3"/>11f54: <text:s text:c="6"/>008787b3 <text:s text:c="15"/>add <text:s text:c="4"/>a5,a5,s0</text:p>
      <text:p text:style-name="P4"><text:s text:c="3"/>11f58: <text:s text:c="6"/>01833023 <text:s text:c="15"/>sd <text:s text:c="5"/>s8,0(t1)</text:p>
      <text:p text:style-name="P4"><text:s text:c="3"/>11f5c: <text:s text:c="6"/>00833423 <text:s text:c="15"/>sd <text:s text:c="5"/>s0,8(t1)</text:p>
      <text:p text:style-name="P4"><text:s text:c="3"/>11f60: <text:s text:c="6"/>12f13023 <text:s text:c="15"/>sd <text:s text:c="5"/>a5,288(sp)</text:p>
      <text:p text:style-name="P4"><text:s text:c="3"/>11f64: <text:s text:c="6"/>10c12c23 <text:s text:c="15"/>sw <text:s text:c="5"/>a2,280(sp)</text:p>
      <text:p text:style-name="P4"><text:s text:c="3"/>11f68: <text:s text:c="6"/>00700693 <text:s text:c="15"/>li <text:s text:c="5"/>a3,7</text:p>
      <text:p text:style-name="P4"><text:s text:c="3"/>11f6c: <text:s text:c="6"/>01030313 <text:s text:c="15"/>addi <text:s text:c="3"/>t1,t1,16</text:p>
      <text:p text:style-name="P4"><text:s text:c="3"/>11f70: <text:s text:c="6"/>9cc6d2e3 <text:s text:c="15"/>bge <text:s text:c="4"/>a3,a2,11934 &lt;_vfprintf_r+0x14c8&gt;</text:p>
      <text:p text:style-name="P4"><text:s text:c="3"/>11f74: <text:s text:c="6"/>00013583 <text:s text:c="15"/>ld <text:s text:c="5"/>a1,0(sp)</text:p>
      <text:p text:style-name="P4"><text:s text:c="3"/>11f78: <text:s text:c="6"/>11010613 <text:s text:c="15"/>addi <text:s text:c="3"/>a2,sp,272</text:p>
      <text:p text:style-name="P4"><text:s text:c="3"/>11f7c: <text:s text:c="6"/>000a8513 <text:s text:c="15"/>mv <text:s text:c="5"/>a0,s5</text:p>
      <text:p text:style-name="P4"><text:s text:c="3"/>11f80: <text:s text:c="6"/>584090ef <text:s text:c="15"/>jal <text:s text:c="4"/>ra,1b504 &lt;__sprint_r&gt;</text:p>
      <text:p text:style-name="P4"><text:s text:c="3"/>11f84: <text:s text:c="6"/>00050463 <text:s text:c="15"/>beqz <text:s text:c="3"/>a0,11f8c &lt;_vfprintf_r+0x1b20&gt;</text:p>
      <text:p text:style-name="P4"><text:s text:c="3"/>11f88: <text:s text:c="6"/>f74fe06f <text:s text:c="15"/>j <text:s text:c="6"/>106fc &lt;_vfprintf_r+0x290&gt;</text:p>
      <text:p text:style-name="P4"><text:s text:c="3"/>11f8c: <text:s text:c="6"/>12013783 <text:s text:c="15"/>ld <text:s text:c="5"/>a5,288(sp)</text:p>
      <text:p text:style-name="P4"><text:s text:c="3"/>11f90: <text:s text:c="6"/>19010313 <text:s text:c="15"/>addi <text:s text:c="3"/>t1,sp,400</text:p>
      <text:p text:style-name="P12"/>
      <text:p text:style-name="P4"/>
      <text:p text:style-name="P4">sum1ton.o: <text:s text:c="4"/>file format elf64-littleriscv</text:p>
      <text:p text:style-name="P4"/>
      <text:p text:style-name="P4"/>
      <text:p text:style-name="P4">Disassembly of section .text:</text:p>
      <text:p text:style-name="P4"/>
      <text:p text:style-name="P4">00000000000100b0 &lt;main&gt;:</text:p>
      <text:p text:style-name="P4"><text:s text:c="3"/>100b0: <text:s text:c="6"/>00001637 <text:s text:c="15"/>lui <text:s text:c="4"/>a2,0x1</text:p>
      <text:p text:style-name="P4"><text:s text:c="3"/>100b4: <text:s text:c="6"/>00021537 <text:s text:c="15"/>lui <text:s text:c="4"/>a0,0x21</text:p>
      <text:p text:style-name="P4"><text:s text:c="3"/>100b8: <text:s text:c="6"/>ff010113 <text:s text:c="15"/>addi <text:s text:c="3"/>sp,sp,-16</text:p>
      <text:p text:style-name="P4"><text:s text:c="3"/>100bc: <text:s text:c="6"/>3ba60613 <text:s text:c="15"/>addi <text:s text:c="3"/>a2,a2,954 # 13ba &lt;main-0xecf6&gt;</text:p>
      <text:p text:style-name="P4"><text:s text:c="3"/>100c0: <text:s text:c="6"/>06400593 <text:s text:c="15"/>li <text:s text:c="5"/>a1,100</text:p>
      <text:p text:style-name="P4"><text:s text:c="3"/>100c4: <text:s text:c="6"/>18050513 <text:s text:c="15"/>addi <text:s text:c="3"/>a0,a0,384 # 21180 &lt;__clzdi2+0x44&gt;</text:p>
      <text:p text:style-name="P4"><text:s text:c="3"/>100c8: <text:s text:c="6"/>00113423 <text:s text:c="15"/>sd <text:s text:c="5"/>ra,8(sp)</text:p>
      <text:p text:style-name="P4"><text:s text:c="3"/>100cc: <text:s text:c="6"/>340000ef <text:s text:c="15"/>jal <text:s text:c="4"/>ra,1040c &lt;printf&gt;</text:p>
      <text:p text:style-name="P4"><text:s text:c="3"/>100d0: <text:s text:c="6"/>00813083 <text:s text:c="15"/>ld <text:s text:c="5"/>ra,8(sp)</text:p>
      <text:p text:style-name="P4"><text:s text:c="3"/>100d4: <text:s text:c="6"/>00000513 <text:s text:c="15"/>li <text:s text:c="5"/>a0,0</text:p>
      <text:p text:style-name="P4"><text:s text:c="3"/>100d8: <text:s text:c="6"/>01010113 <text:s text:c="15"/>addi <text:s text:c="3"/>sp,sp,16</text:p>
      <text:p text:style-name="P4"><text:s text:c="3"/>100dc: <text:s text:c="6"/>00008067 <text:s text:c="15"/>ret</text:p>
      <text:p text:style-name="P4"/>
      <text:p text:style-name="P4">00000000000100e0 &lt;register_fini&gt;:</text:p>
      <text:p text:style-name="P4"><text:soft-page-break/><text:s text:c="3"/>100e0: <text:s text:c="6"/>ffff0797 <text:s text:c="15"/>auipc <text:s text:c="2"/>a5,0xffff0</text:p>
      <text:p text:style-name="P4"><text:s text:c="3"/>100e4: <text:s text:c="6"/>f2078793 <text:s text:c="15"/>addi <text:s text:c="3"/>a5,a5,-224 # 0 &lt;main-0x100b0&gt;</text:p>
      <text:p text:style-name="P4"><text:s text:c="3"/>100e8: <text:s text:c="6"/>00078863 <text:s text:c="15"/>beqz <text:s text:c="3"/>a5,100f8 &lt;register_fini+0x18&gt;</text:p>
      <text:p text:style-name="P4"><text:s text:c="3"/>100ec: <text:s text:c="6"/>00000517 <text:s text:c="15"/>auipc <text:s text:c="2"/>a0,0x0</text:p>
      <text:p text:style-name="P4"><text:s text:c="3"/>100f0: <text:s text:c="6"/>11050513 <text:s text:c="15"/>addi <text:s text:c="3"/>a0,a0,272 # 101fc &lt;__libc_fini_array&gt;</text:p>
      <text:p text:style-name="P4"><text:s text:c="3"/>100f4: <text:s text:c="6"/>0c00006f <text:s text:c="15"/>j <text:s text:c="6"/>101b4 &lt;atexit&gt;</text:p>
      <text:p text:style-name="P4"><text:s text:c="3"/>100f8: <text:s text:c="6"/>00008067 <text:s text:c="15"/>ret</text:p>
      <text:p text:style-name="P4"/>
      <text:p text:style-name="P4">00000000000100fc &lt;_start&gt;:</text:p>
      <text:p text:style-name="P4"><text:s text:c="3"/>100fc: <text:s text:c="6"/>00013197 <text:s text:c="15"/>auipc <text:s text:c="2"/>gp,0x13</text:p>
      <text:p text:style-name="P4"><text:s text:c="3"/>10100: <text:s text:c="6"/>90c18193 <text:s text:c="15"/>addi <text:s text:c="3"/>gp,gp,-1780 # 22a08 &lt;__global_pointer$&gt;</text:p>
      <text:p text:style-name="P4"><text:s text:c="3"/>10104: <text:s text:c="6"/>77018513 <text:s text:c="15"/>addi <text:s text:c="3"/>a0,gp,1904 # 23178 &lt;_edata&gt;</text:p>
      <text:p text:style-name="P4"><text:s text:c="3"/>10108: <text:s text:c="6"/>00013617 <text:s text:c="15"/>auipc <text:s text:c="2"/>a2,0x13</text:p>
      <text:p text:style-name="P4"><text:s text:c="3"/>1010c: <text:s text:c="6"/>10060613 <text:s text:c="15"/>addi <text:s text:c="3"/>a2,a2,256 # 23208 &lt;__BSS_END__&gt;</text:p>
      <text:p text:style-name="P4"><text:s text:c="3"/>10110: <text:s text:c="6"/>40a60633 <text:s text:c="15"/>sub <text:s text:c="4"/>a2,a2,a0</text:p>
      <text:p text:style-name="P4"><text:s text:c="3"/>10114: <text:s text:c="6"/>00000593 <text:s text:c="15"/>li <text:s text:c="5"/>a1,0</text:p>
      <text:p text:style-name="P4"><text:s text:c="3"/>10118: <text:s text:c="6"/>1d4000ef <text:s text:c="15"/>jal <text:s text:c="4"/>ra,102ec &lt;memset&gt;</text:p>
      <text:p text:style-name="P4"><text:s text:c="3"/>1011c: <text:s text:c="6"/>00000517 <text:s text:c="15"/>auipc <text:s text:c="2"/>a0,0x0</text:p>
      <text:p text:style-name="P4"><text:s text:c="3"/>10120: <text:s text:c="6"/>0e050513 <text:s text:c="15"/>addi <text:s text:c="3"/>a0,a0,224 # 101fc &lt;__libc_fini_array&gt;</text:p>
      <text:p text:style-name="P4"><text:s text:c="3"/>10124: <text:s text:c="6"/>090000ef <text:s text:c="15"/>jal <text:s text:c="4"/>ra,101b4 &lt;atexit&gt;</text:p>
      <text:p text:style-name="P4"><text:s text:c="3"/>10128: <text:s text:c="6"/>130000ef <text:s text:c="15"/>jal <text:s text:c="4"/>ra,10258 &lt;__libc_init_array&gt;</text:p>
      <text:p text:style-name="P4"><text:s text:c="3"/>1012c: <text:s text:c="6"/>00012503 <text:s text:c="15"/>lw <text:s text:c="5"/>a0,0(sp)</text:p>
      <text:p text:style-name="P4"><text:s text:c="3"/>10130: <text:s text:c="6"/>00810593 <text:s text:c="15"/>addi <text:s text:c="3"/>a1,sp,8</text:p>
      <text:p text:style-name="P4"><text:s text:c="3"/>10134: <text:s text:c="6"/>00000613 <text:s text:c="15"/>li <text:s text:c="5"/>a2,0</text:p>
      <text:p text:style-name="P4">:</text:p>
      <text:p text:style-name="P4"/>
      <text:p text:style-name="P13"/>
      <text:p text:style-name="P5"/>
      <text:p text:style-name="P5"/>
      <text:p text:style-name="P5"/>
      <text:p text:style-name="P6"><text:span text:style-name="T1">Lab-3: C-Program for</text:span> the following Lab Assignement</text:p>
      <text:p text:style-name="P6"/>
      <text:p text:style-name="P6">1. unsignedHighest.c</text:p>
      <text:p text:style-name="P6"/>
      <text:p text:style-name="P7">#include &lt;stdio.h&gt;</text:p>
      <text:p text:style-name="P7">#include &lt;math.h&gt;</text:p>
      <text:p text:style-name="P7">int main() {</text:p>
      <text:p text:style-name="P7">unsigned long long int max = (unsigned long long int) (pow(2,10) -1);</text:p>
      <text:p text:style-name="P7">printf("Highest number represented by unsigned long long int is %llu\n", max);</text:p>
      <text:p text:style-name="P7">return 0; </text:p>
      <text:p text:style-name="P7">}</text:p>
      <text:p text:style-name="P7"/>
      <text:p text:style-name="P6"/>
      <text:p text:style-name="P14">CW: </text:p>
      <text:p text:style-name="P6"/>
      <text:p text:style-name="P6">vsduser@vsduser-VirtualBox:~/Desktop/RAJAMOHAN_RISCV-MYTH_Workshop/Day1_2$ spike pk unsignedHighest.c</text:p>
      <text:p text:style-name="P6">bbl loader</text:p>
      <text:p text:style-name="P6">couldn't open ELF program: unsignedHighest.c!</text:p>
      <text:p text:style-name="P6">vsduser@vsduser-VirtualBox:~/Desktop/RAJAMOHAN_RISCV-MYTH_Workshop/Day1_2$ spike pk unsignedHighest.o</text:p>
      <text:p text:style-name="P6">bbl loader</text:p>
      <text:p text:style-name="P6"><text:soft-page-break/>Highest number represented by unsigned long long int is 18446744073709551615</text:p>
      <text:p text:style-name="P6">vsduser@vsduser-VirtualBox:~/Desktop/RAJAMOHAN_RISCV-MYTH_Workshop/Day1_2$ riscv64-unknown-elf-gcc -Ofast -mabi=lp64 -march=rv64i -o unsignedHighest.o unsignedHighest.c</text:p>
      <text:p text:style-name="P6">vsduser@vsduser-VirtualBox:~/Desktop/RAJAMOHAN_RISCV-MYTH_Workshop/Day1_2$ spike pk unsignedHighest.o</text:p>
      <text:p text:style-name="P6">bbl loader</text:p>
      <text:p text:style-name="P6">Highest number represented by unsigned long long int is 1023</text:p>
      <text:p text:style-name="P6">vsduser@vsduser-VirtualBox:~/Desktop/RAJAMOHAN_RISCV-MYTH_Workshop/Day1_2$ clear</text:p>
      <text:p text:style-name="P6">vsduser@vsduser-VirtualBox:~/Desktop/RAJAMOHAN_RISCV-MYTH_Workshop/Day1_2$ riscv64-unknown-elf-gcc -Ofast -mabi=lp64 -march=rv64i -o unsignedHighest.o unsignedHighest.c</text:p>
      <text:p text:style-name="P6">vsduser@vsduser-VirtualBox:~/Desktop/RAJAMOHAN_RISCV-MYTH_Workshop/Day1_2$ spike pk unsignedHighest.o</text:p>
      <text:p text:style-name="P6">bbl loader</text:p>
      <text:p text:style-name="P6">Highest number represented by unsigned long long int is 18446744073709551615</text:p>
      <text:p text:style-name="P6">vsduser@vsduser-VirtualBox:~/Desktop/RAJAMOHAN_RISCV-MYTH_Workshop/Day1_2$ riscv64-unknown-elf-gcc -Ofast -mabi=lp64 -march=rv64i -o unsignedHighest.o unsignedHighest.c</text:p>
      <text:p text:style-name="P6">vsduser@vsduser-VirtualBox:~/Desktop/RAJAMOHAN_RISCV-MYTH_Workshop/Day1_2$ spike pk unsignedHighest.o</text:p>
      <text:p text:style-name="P6">bbl loader</text:p>
      <text:p text:style-name="P6">Highest number represented by unsigned long long int is 1125899906842623</text:p>
      <text:p text:style-name="P6">vsduser@vsduser-VirtualBox:~/Desktop/RAJAMOHAN_RISCV-MYTH_Workshop/Day1_2$ riscv64-unknown-elf-gcc -Ofast -mabi=lp64 -march=rv64i -o unsignedHighest.o unsignedHighest.c</text:p>
      <text:p text:style-name="P6">vsduser@vsduser-VirtualBox:~/Desktop/RAJAMOHAN_RISCV-MYTH_Workshop/Day1_2$ spike pk unsignedHighest.o</text:p>
      <text:p text:style-name="P6">bbl loader</text:p>
      <text:p text:style-name="P6">Highest number represented by unsigned long long int is 1023</text:p>
      <text:p text:style-name="P6">vsduser@vsduser-VirtualBox:~/Desktop/RAJAMOHAN_RISCV-MYTH_Workshop/Day1_2$ ^C</text:p>
      <text:p text:style-name="P6">vsduser@vsduser-VirtualBox:~/Desktop/RAJAMOHAN_RISCV-MYTH_Workshop/Day1_2$ </text:p>
      <text:p text:style-name="P6"/>
      <text:p text:style-name="P17"/>
      <text:p text:style-name="P6"/>
      <text:p text:style-name="P7">2. signedHighest.c</text:p>
      <text:p text:style-name="P7"/>
      <text:p text:style-name="P7">#include &lt;stdio.h&gt;</text:p>
      <text:p text:style-name="P7">#include &lt;math.h&gt;</text:p>
      <text:p text:style-name="P7">int main() {</text:p>
      <text:p text:style-name="P7">long long int max = (long long int) (pow(2,63) -1);</text:p>
      <text:p text:style-name="P7">long long int min = (long long int) (pow(2,63) * -1);</text:p>
      <text:p text:style-name="P7">printf("Highest number represented by long long int is %lld\n", max);</text:p>
      <text:p text:style-name="P7">printf("Lowest number represented by long long int is %lld\n", min);</text:p>
      <text:p text:style-name="P7">return 0; </text:p>
      <text:p text:style-name="P7">}</text:p>
      <text:p text:style-name="P7"/>
      <text:p text:style-name="P7"/>
      <text:p text:style-name="P15">CW:</text:p>
      <text:p text:style-name="P8"/>
      <text:p text:style-name="P8"><text:soft-page-break/>vsduser@vsduser-VirtualBox:~/Desktop/RAJAMOHAN_RISCV-MYTH_Workshop/Day1_2$ riscv64-unknown-elf-gcc -Ofast -mabi=lp64 -march=rv64i -o signedHighest.o signedHighest.c</text:p>
      <text:p text:style-name="P8">vsduser@vsduser-VirtualBox:~/Desktop/RAJAMOHAN_RISCV-MYTH_Workshop/Day1_2$ spike pk signedHighest.o</text:p>
      <text:p text:style-name="P8">bbl loader</text:p>
      <text:p text:style-name="P8">Highest number represented by long long int is 18446744073709550592</text:p>
      <text:p text:style-name="P8">vsduser@vsduser-VirtualBox:~/Desktop/RAJAMOHAN_RISCV-MYTH_Workshop/Day1_2$ clear</text:p>
      <text:p text:style-name="P8">vsduser@vsduser-VirtualBox:~/Desktop/RAJAMOHAN_RISCV-MYTH_Workshop/Day1_2$ riscv64-unknown-elf-gcc -Ofast -mabi=lp64 -march=rv64i -o signedHighest.o signedHighest.c</text:p>
      <text:p text:style-name="P8">vsduser@vsduser-VirtualBox:~/Desktop/RAJAMOHAN_RISCV-MYTH_Workshop/Day1_2$ spike pk signedHighest.o</text:p>
      <text:p text:style-name="P8">bbl loader</text:p>
      <text:p text:style-name="P8">Highest number represented by long long int is -1024</text:p>
      <text:p text:style-name="P8">vsduser@vsduser-VirtualBox:~/Desktop/RAJAMOHAN_RISCV-MYTH_Workshop/Day1_2$ riscv64-unknown-elf-gcc -Ofast -mabi=lp64 -march=rv64i -o signedHighest.o signedHighest.c</text:p>
      <text:p text:style-name="P8">vsduser@vsduser-VirtualBox:~/Desktop/RAJAMOHAN_RISCV-MYTH_Workshop/Day1_2$ spike pk signedHighest.o</text:p>
      <text:p text:style-name="P8">bbl loader</text:p>
      <text:p text:style-name="P8">Highest number represented by long long int is -9223372036854775808</text:p>
      <text:p text:style-name="P8">vsduser@vsduser-VirtualBox:~/Desktop/RAJAMOHAN_RISCV-MYTH_Workshop/Day1_2$ riscv64-unknown-elf-gcc -Ofast -mabi=lp64 -march=rv64i -o signedHighest.o signedHighest.c</text:p>
      <text:p text:style-name="P8">vsduser@vsduser-VirtualBox:~/Desktop/RAJAMOHAN_RISCV-MYTH_Workshop/Day1_2$ spike pk signedHighest.o</text:p>
      <text:p text:style-name="P8">bbl loader</text:p>
      <text:p text:style-name="P8">Highest number represented by long long int is 9223372036854775807</text:p>
      <text:p text:style-name="P8">Lowest number represented by long long int is -9223372036854775808</text:p>
      <text:p text:style-name="P8">vsduser@vsduser-VirtualBox:~/Desktop/RAJAMOHAN_RISCV-MYTH_Workshop/Day1_2$ </text:p>
      <text:p text:style-name="P8"/>
      <text:p text:style-name="P7"/>
      <text:p text:style-name="P15"/>
      <text:p text:style-name="P8"/>
      <text:p text:style-name="P8"/>
      <text:p text:style-name="P7">3. <text:s/>DataTypes.c</text:p>
      <text:p text:style-name="P6"/>
      <text:p text:style-name="P6">#include &lt;stdio.h&gt;</text:p>
      <text:p text:style-name="P6">#include &lt;math.h&gt;</text:p>
      <text:p text:style-name="P6">int main() {</text:p>
      <text:p text:style-name="P6"/>
      <text:p text:style-name="P6">unsigned int max1 = (unsigned int) (pow(2,32) -1);</text:p>
      <text:p text:style-name="P6">unsigned int min1 = (unsigned int) (pow(2,32) * -1);</text:p>
      <text:p text:style-name="P6">printf("Highest number represented by unsigned int is %u\n", max1);</text:p>
      <text:p text:style-name="P6">printf("Lowest number represented by unsigned int is %u\n", min1);</text:p>
      <text:p text:style-name="P6"/>
      <text:p text:style-name="P6">int max2 = (int) (pow(2,32) -1);</text:p>
      <text:p text:style-name="P6">int min2 = (int) (pow(2,32) * -1);</text:p>
      <text:p text:style-name="P6">printf("Highest number represented by int is %d\n", max2);</text:p>
      <text:p text:style-name="P6">printf("Lowest number represented by int is %d\n", min2);</text:p>
      <text:p text:style-name="P6"/>
      <text:p text:style-name="P6">unsigned long long int max3 = (unsigned long long int) (pow(2,64) -1);</text:p>
      <text:p text:style-name="P6">unsigned long long int min3 = (unsigned long long int) (pow(2,64) * -1);</text:p>
      <text:p text:style-name="P6">printf("Highest number represented by unsigned long long int is %llu\n", max3);</text:p>
      <text:p text:style-name="P6"><text:soft-page-break/>printf("Lowest number represented by unsigned long long int is %llu\n", min3);</text:p>
      <text:p text:style-name="P6"/>
      <text:p text:style-name="P6">long long int max4 = (long long int) (pow(2,64) -1);</text:p>
      <text:p text:style-name="P6">long long int min4 = (long long int) (pow(2,64) * -1);</text:p>
      <text:p text:style-name="P6">printf("Highest number represented by long long int is %lld\n", max4);</text:p>
      <text:p text:style-name="P6">printf("Lowest number represented by long long int is %lld\n", min4);</text:p>
      <text:p text:style-name="P6">return 0; </text:p>
      <text:p text:style-name="P6">}</text:p>
      <text:p text:style-name="P6"/>
      <text:p text:style-name="P6"/>
      <text:p text:style-name="P15">CW:</text:p>
      <text:p text:style-name="P8"/>
      <text:p text:style-name="P8">vsduser@vsduser-VirtualBox:~/Desktop/RAJAMOHAN_RISCV-MYTH_Workshop/Day1_2$ riscv64-unknown-elf-gcc -Ofast -mabi=lp64 -march=rv64i -o DataTypes.o DataTypes.c</text:p>
      <text:p text:style-name="P8">vsduser@vsduser-VirtualBox:~/Desktop/RAJAMOHAN_RISCV-MYTH_Workshop/Day1_2$ spike pk DataTypes.o</text:p>
      <text:p text:style-name="P8">bbl loader</text:p>
      <text:p text:style-name="P8">Highest number represented by unsigned int is 4294967295</text:p>
      <text:p text:style-name="P8">Lowest number represented by unsigned int is 0</text:p>
      <text:p text:style-name="P8">Highest number represented by int is 2147483647</text:p>
      <text:p text:style-name="P8">Lowest number represented by int is -2147483648</text:p>
      <text:p text:style-name="P8">Highest number represented by unsigned long long int is 18446744073709551615</text:p>
      <text:p text:style-name="P8">Lowest number represented by unsigned long long int is 0</text:p>
      <text:p text:style-name="P8">Highest number represented by long long int is 9223372036854775807</text:p>
      <text:p text:style-name="P8">Lowest number represented by long long int is -9223372036854775808</text:p>
      <text:p text:style-name="P8">vsduser@vsduser-VirtualBox:~/Desktop/RAJAMOHAN_RISCV-MYTH_Workshop/Day1_2$ </text:p>
      <text:p text:style-name="P8"/>
      <text:p text:style-name="P8"/>
      <text:p text:style-name="P8"/>
      <text:p text:style-name="P15"/>
      <text:p text:style-name="P8"/>
      <text:p text:style-name="P19"/>
      <text:p text:style-name="P19"/>
      <text:p text:style-name="P19">Day-2 (MYTH): RISC-V RV32I Verification through set of files:</text:p>
      <text:p text:style-name="P19"/>
      <text:p text:style-name="P19">vsduser@vsduser-VirtualBox:~/Desktop/RAJAMOHAN_RISCV-MYTH_Workshop/riscv_workshop_collaterals/labs$ ls -ltr</text:p>
      <text:p text:style-name="P19">total 1420</text:p>
      <text:p text:style-name="P19">-rw-rw-r-- 1 vsduser vsduser <text:s text:c="2"/>2877 Apr 25 05:05 testbench.v</text:p>
      <text:p text:style-name="P19">-rw-rw-r-- 1 vsduser vsduser <text:s text:c="2"/>1803 Apr 25 05:05 syscalls.c</text:p>
      <text:p text:style-name="P19">-rw-rw-r-- 1 vsduser vsduser <text:s text:c="3"/>943 Apr 25 05:05 start.S</text:p>
      <text:p text:style-name="P19">-rw-rw-r-- 1 vsduser vsduser <text:s text:c="4"/>71 Apr 25 05:05 start.ld</text:p>
      <text:p text:style-name="P19">-rwxrwxrwx 1 vsduser vsduser <text:s text:c="3"/>856 Apr 25 05:05 rv32im.sh</text:p>
      <text:p text:style-name="P19">-rw-rw-r-- 1 vsduser vsduser <text:s text:c="2"/>7481 Apr 25 05:05 riscv.ld</text:p>
      <text:p text:style-name="P19">-rw-rw-r-- 1 vsduser vsduser <text:s/>94437 Apr 25 05:05 picorv32.v</text:p>
      <text:p text:style-name="P19">-rw-rw-r-- 1 vsduser vsduser <text:s text:c="3"/>581 Apr 25 05:05 load.S</text:p>
      <text:p text:style-name="P19">-rw-rw-r-- 1 vsduser vsduser <text:s text:c="3"/>781 Apr 25 05:05 hex8tohex32.py</text:p>
      <text:p text:style-name="P19">-rw-rw-r-- 1 vsduser vsduser <text:s text:c="4"/>94 Apr 25 05:05 hello.c</text:p>
      <text:p text:style-name="P19">-rw-rw-r-- 1 vsduser vsduser <text:s text:c="3"/>210 Apr 25 05:05 1to9_custom.c</text:p>
      <text:p text:style-name="P19">-rw-rw-r-- 1 vsduser vsduser <text:s text:c="2"/>1116 Apr 25 05:21 1to9_custom.o</text:p>
      <text:p text:style-name="P19">-rw-rw-r-- 1 vsduser vsduser <text:s text:c="3"/>680 Apr 25 05:21 load.o</text:p>
      <text:p text:style-name="P19">-rw-rw-r-- 1 vsduser vsduser <text:s text:c="2"/>2664 Apr 25 05:21 syscalls.o</text:p>
      <text:p text:style-name="P19"><text:soft-page-break/>-rw-rw-r-- 1 vsduser vsduser 254124 Apr 25 05:21 firmware.elf</text:p>
      <text:p text:style-name="P19">-rw-rw-r-- 1 vsduser vsduser <text:s text:c="2"/>4672 Apr 25 05:21 start.elf</text:p>
      <text:p text:style-name="P19">-rw-rw-r-- 1 vsduser vsduser 272044 Apr 25 05:21 firmware.hex</text:p>
      <text:p text:style-name="P19">-rw-rw-r-- 1 vsduser vsduser 195884 Apr 25 05:21 firmware32.hex</text:p>
      <text:p text:style-name="P19">-rw-r--r-- 1 vsduser vsduser 560526 Apr 25 05:21 testbench.vvp</text:p>
      <text:p text:style-name="P19">vsduser@vsduser-VirtualBox:~/Desktop/RAJAMOHAN_RISCV-MYTH_Workshop/riscv_workshop_collaterals/labs$ ./rv32im.sh </text:p>
      <text:p text:style-name="P19">Sum of number from 1 to 2 is 3</text:p>
      <text:p text:style-name="P19">TRAP</text:p>
      <text:p text:style-name="P19">vsduser@vsduser-VirtualBox:~/Desktop/RAJAMOHAN_RISCV-MYTH_Workshop/riscv_workshop_collaterals/labs$ less firmware</text:p>
      <text:p text:style-name="P19">firmware: No such file or directory</text:p>
      <text:p text:style-name="P19">vsduser@vsduser-VirtualBox:~/Desktop/RAJAMOHAN_RISCV-MYTH_Workshop/riscv_workshop_collaterals/labs$ less firmware.hex</text:p>
      <text:p text:style-name="P19">vsduser@vsduser-VirtualBox:~/Desktop/RAJAMOHAN_RISCV-MYTH_Workshop/riscv_workshop_collaterals/labs$ less firmware32.hex</text:p>
      <text:p text:style-name="P19">vsduser@vsduser-VirtualBox:~/Desktop/RAJAMOHAN_RISCV-MYTH_Workshop/riscv_workshop_collaterals/labs$ 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4T15:51:38.236804006</meta:creation-date>
    <dc:date>2025-04-25T05:30:57.375307592</dc:date>
    <meta:editing-duration>PT23M3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0" meta:paragraph-count="355" meta:word-count="1798" meta:character-count="19485" meta:non-whitespace-character-count="15591"/>
  </office:meta>
</office:document-meta>
</file>